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4.64pt"/>
    </style:style>
    <style:style style:name="co5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91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9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10" style:family="table-row">
      <style:table-row-properties style:row-height="34.84pt" fo:break-before="auto" style:use-optimal-row-height="true"/>
    </style:style>
    <style:style style:name="ro11" style:family="table-row">
      <style:table-row-properties style:row-height="23.56pt" fo:break-before="auto" style:use-optimal-row-height="true"/>
    </style:style>
    <style:style style:name="ro7" style:family="table-row">
      <style:table-row-properties style:row-height="45.61pt" fo:break-before="auto" style:use-optimal-row-height="false"/>
    </style:style>
    <style:style style:name="ro8" style:family="table-row">
      <style:table-row-properties style:row-height="46.66pt" fo:break-before="auto" style:use-optimal-row-height="true"/>
    </style:style>
    <style:style style:name="ro12" style:family="table-row">
      <style:table-row-properties style:row-height="46.15pt" fo:break-before="auto" style:use-optimal-row-height="true"/>
    </style:style>
    <style:style style:name="ro13" style:family="table-row">
      <style:table-row-properties style:row-height="35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6" style:family="table-cell" style:parent-style-name="Default">
      <style:table-cell-properties fo:wrap-option="wrap"/>
      <style:text-properties style:text-position=""/>
    </style:style>
    <style:style style:name="ce17" style:family="table-cell" style:parent-style-name="Default">
      <style:text-properties fo:color="#000000" style:text-position=""/>
    </style:style>
    <style:style style:name="ce18" style:family="table-cell" style:parent-style-name="Default">
      <style:text-properties fo:color="#ff3333" style:text-position=""/>
    </style:style>
    <style:style style:name="ce20" style:family="table-cell" style:parent-style-name="Default" style:data-style-name="N61">
      <style:text-properties style:text-position=""/>
    </style:style>
    <style:style style:name="ce21" style:family="table-cell" style:parent-style-name="Default" style:data-style-name="N99">
      <style:text-properties style:text-position="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ext-properties fo:color="#000000" style:text-position=""/>
    </style:style>
    <style:style style:name="ce3" style:family="table-cell" style:parent-style-name="Default">
      <style:text-properties fo:color="#ff3333" style:text-position=""/>
    </style:style>
    <style:style style:name="ce4" style:family="table-cell" style:parent-style-name="Default" style:data-style-name="N61">
      <style:text-properties style:text-position=""/>
    </style:style>
    <style:style style:name="ce5" style:family="table-cell" style:parent-style-name="Default" style:data-style-name="N99">
      <style:text-properties style:text-position=""/>
    </style:style>
    <style:style style:name="ce19" style:family="table-cell" style:parent-style-name="Default" style:data-style-name="N61">
      <style:text-properties style:text-position=""/>
    </style:style>
    <style:style style:name="ce6" style:family="table-cell" style:parent-style-name="Default">
      <style:table-cell-properties fo:wrap-option="wrap"/>
      <style:text-properties fo:color="#ff3333" style:text-position=""/>
    </style:style>
    <style:style style:name="ce10" style:family="table-cell" style:parent-style-name="Default" style:data-style-name="N61">
      <style:text-properties style:text-position=""/>
    </style:style>
    <style:style style:name="ce11" style:family="table-cell" style:parent-style-name="Default" style:data-style-name="N99">
      <style:text-properties style:text-position=""/>
    </style:style>
    <style:style style:name="ce12" style:family="table-cell" style:parent-style-name="Default">
      <style:table-cell-properties fo:wrap-option="wrap"/>
      <style:text-properties fo:color="#ff3333" style:text-position="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ext-properties fo:color="#000000" style:text-position=""/>
    </style:style>
    <style:style style:name="ce9" style:family="table-cell" style:parent-style-name="Default">
      <style:text-properties fo:color="#ff3333" style:text-position="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ext-properties fo:color="#000000"/>
    </style:style>
    <style:style style:name="ce27" style:family="table-cell" style:parent-style-name="Default">
      <style:text-properties fo:color="#ff3333"/>
    </style:style>
    <style:style style:name="ce28" style:family="table-cell" style:parent-style-name="Default" style:data-style-name="N61"/>
    <style:style style:name="ce29" style:family="table-cell" style:parent-style-name="Default" style:data-style-name="N99"/>
    <style:style style:name="ce30" style:family="table-cell" style:parent-style-name="Default">
      <style:table-cell-properties fo:wrap-option="wrap"/>
      <style:text-properties fo:color="#ff3333"/>
    </style:style>
  </office:automatic-styles>
  <office:body>
    <office:spreadsheet>
      <table:calculation-settings table:automatic-find-labels="false"/>
      <table:table table:name="25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kill swing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office:value-type="string" calcext:value-type="string">
            <text:p>30 to 35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2000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inital_hoist_len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6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x vx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16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abs(angle)&lt;5 and poi vx &lt; 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else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6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(hook x) &gt; 5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18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relu, sigmo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18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20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21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</text:p>
          </table:table-cell>
          <table:table-cell table:style-name="ce21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25.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kill swing</text:p>
          </table:table-cell>
          <table:table-cell/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178" calcext:value-type="float">
            <text:p>61.1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67" calcext:value-type="float">
            <text:p>28.9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initial angle</text:p>
          </table:table-cell>
          <table:table-cell office:value-type="string" calcext:value-type="string">
            <text:p>30 to 35</text:p>
          </table:table-cell>
          <table:table-cell office:value-type="string" calcext:value-type="string">
            <text:p>pos and neg</text:p>
          </table:table-cell>
          <table:table-cell/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5.246" calcext:value-type="float">
            <text:p>325.2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586" calcext:value-type="float">
            <text:p>39.5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404" calcext:value-type="float">
            <text:p>28.4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636" calcext:value-type="float">
            <text:p>169.6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2000 steps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534" calcext:value-type="float">
            <text:p>66.5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221" calcext:value-type="float">
            <text:p>163.2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4">
          <table:table-cell table:style-name="ce16" office:value-type="string" calcext:value-type="string">
            <text:p>inital_hoist_len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025" calcext:value-type="float">
            <text:p>49.0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903" calcext:value-type="float">
            <text:p>88.9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184" calcext:value-type="float">
            <text:p>87.1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6"/>
          <table:table-cell/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33.988" calcext:value-type="float">
            <text:p>233.9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heta</text:p>
          </table:table-cell>
          <table:table-cell table:style-name="ce16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6.183" calcext:value-type="float">
            <text:p>226.1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7.798" calcext:value-type="float">
            <text:p>297.7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ox vx</text:p>
          </table:table-cell>
          <table:table-cell table:style-name="ce16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415" calcext:value-type="float">
            <text:p>46.4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style-name="ce16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7.77" calcext:value-type="float">
            <text:p>177.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739" calcext:value-type="float">
            <text:p>68.7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594" calcext:value-type="float">
            <text:p>37.5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0">
          <table:table-cell table:style-name="ce16" office:value-type="string" calcext:value-type="string">
            <text:p>abs(angle)&lt;5 and poi vx &lt; 2</text:p>
          </table:table-cell>
          <table:table-cell table:style-name="ce16" office:value-type="string" calcext:value-type="string">
            <text:p>min(1/(np.abs(vel)), 5)</text:p>
          </table:table-cell>
          <table:table-cell table:style-name="ce16"/>
          <table:table-cell/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59" calcext:value-type="float">
            <text:p>95.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988" calcext:value-type="float">
            <text:p>26.9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/>
          <table:table-cell table:style-name="ce16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874" calcext:value-type="float">
            <text:p>73.8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533" calcext:value-type="float">
            <text:p>75.5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084" calcext:value-type="float">
            <text:p>63.0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548" calcext:value-type="float">
            <text:p>27.5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bs(hook x) &gt; 50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841" calcext:value-type="float">
            <text:p>102.8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9.455" calcext:value-type="float">
            <text:p>179.4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498" calcext:value-type="float">
            <text:p>30.4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751" calcext:value-type="float">
            <text:p>44.7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re-train</text:p>
          </table:table-cell>
          <table:table-cell table:style-name="ce18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7" calcext:value-type="float">
            <text:p>64.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relu, sigmoid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449" calcext:value-type="float">
            <text:p>27.4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18"/>
          <table:table-cell/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469" calcext:value-type="float">
            <text:p>69.4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18" office:value-type="string" calcext:value-type="string">
            <text:p>no</text:p>
          </table:table-cell>
          <table:table-cell/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0.455" calcext:value-type="float">
            <text:p>180.4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/>
          <table:table-cell table:style-name="ce18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7.138" calcext:value-type="float">
            <text:p>187.1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087" calcext:value-type="float">
            <text:p>47.0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71" calcext:value-type="float">
            <text:p>151.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897" calcext:value-type="float">
            <text:p>37.8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244" calcext:value-type="float">
            <text:p>30.2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20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4" calcext:value-type="float">
            <text:p>61.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486" calcext:value-type="float">
            <text:p>28.4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2.434" calcext:value-type="float">
            <text:p>302.4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duellinig</text:p>
          </table:table-cell>
          <table:table-cell table:style-name="ce21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3.784" calcext:value-type="float">
            <text:p>283.7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table:style-name="ce21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9.852" calcext:value-type="float">
            <text:p>159.8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828" calcext:value-type="float">
            <text:p>69.8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9.049" calcext:value-type="float">
            <text:p>269.0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4.733" calcext:value-type="float">
            <text:p>264.7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9.58" calcext:value-type="float">
            <text:p>189.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4.495" calcext:value-type="float">
            <text:p>124.4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3.65" calcext:value-type="float">
            <text:p>303.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4.562" calcext:value-type="float">
            <text:p>324.5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9.139" calcext:value-type="float">
            <text:p>149.1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373" calcext:value-type="float">
            <text:p>56.3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199" calcext:value-type="float">
            <text:p>163.1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5.054" calcext:value-type="float">
            <text:p>195.0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598" calcext:value-type="float">
            <text:p>169.5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325" calcext:value-type="float">
            <text:p>75.3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47" calcext:value-type="float">
            <text:p>164.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482" calcext:value-type="float">
            <text:p>61.4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1.348" calcext:value-type="float">
            <text:p>171.3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301" calcext:value-type="float">
            <text:p>70.3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976" calcext:value-type="float">
            <text:p>31.9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005" calcext:value-type="float">
            <text:p>110.0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864" calcext:value-type="float">
            <text:p>49.8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442" calcext:value-type="float">
            <text:p>37.4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2.415" calcext:value-type="float">
            <text:p>282.4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651" calcext:value-type="float">
            <text:p>166.6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245" calcext:value-type="float">
            <text:p>92.2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2.37" calcext:value-type="float">
            <text:p>172.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4.311" calcext:value-type="float">
            <text:p>284.3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273" calcext:value-type="float">
            <text:p>68.2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4.458" calcext:value-type="float">
            <text:p>184.4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089" calcext:value-type="float">
            <text:p>47.0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301" calcext:value-type="float">
            <text:p>152.3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943" calcext:value-type="float">
            <text:p>26.9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613" calcext:value-type="float">
            <text:p>32.6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8.848" calcext:value-type="float">
            <text:p>268.8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362" calcext:value-type="float">
            <text:p>29.3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817" calcext:value-type="float">
            <text:p>69.8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2.83" calcext:value-type="float">
            <text:p>242.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087" calcext:value-type="float">
            <text:p>33.0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281" calcext:value-type="float">
            <text:p>30.2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376" calcext:value-type="float">
            <text:p>162.3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305" calcext:value-type="float">
            <text:p>36.3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48" calcext:value-type="float">
            <text:p>93.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3.219" calcext:value-type="float">
            <text:p>303.2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2.332" calcext:value-type="float">
            <text:p>222.3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907" calcext:value-type="float">
            <text:p>44.9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804" calcext:value-type="float">
            <text:p>29.8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7.749" calcext:value-type="float">
            <text:p>217.7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7.845" calcext:value-type="float">
            <text:p>287.8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6.687" calcext:value-type="float">
            <text:p>266.6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754" calcext:value-type="float">
            <text:p>46.7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49" calcext:value-type="float">
            <text:p>72.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1.603" calcext:value-type="float">
            <text:p>181.6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3.341" calcext:value-type="float">
            <text:p>303.3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471" calcext:value-type="float">
            <text:p>54.4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584" calcext:value-type="float">
            <text:p>55.5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773" calcext:value-type="float">
            <text:p>51.7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461" calcext:value-type="float">
            <text:p>62.4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177" calcext:value-type="float">
            <text:p>53.1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8.946" calcext:value-type="float">
            <text:p>398.9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329" calcext:value-type="float">
            <text:p>68.3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861" calcext:value-type="float">
            <text:p>63.8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99" calcext:value-type="float">
            <text:p>29.2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263" calcext:value-type="float">
            <text:p>164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7.564" calcext:value-type="float">
            <text:p>147.5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6.321" calcext:value-type="float">
            <text:p>206.3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2.684" calcext:value-type="float">
            <text:p>182.6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629" calcext:value-type="float">
            <text:p>62.6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929" calcext:value-type="float">
            <text:p>55.9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6.362" calcext:value-type="float">
            <text:p>206.3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263" calcext:value-type="float">
            <text:p>169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0.209" calcext:value-type="float">
            <text:p>180.2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487" calcext:value-type="float">
            <text:p>46.4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4.154" calcext:value-type="float">
            <text:p>204.1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705" calcext:value-type="float">
            <text:p>66.7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501" calcext:value-type="float">
            <text:p>151.5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57" calcext:value-type="float">
            <text:p>28.9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8.911" calcext:value-type="float">
            <text:p>308.9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826" calcext:value-type="float">
            <text:p>72.8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3.725" calcext:value-type="float">
            <text:p>183.7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4.477" calcext:value-type="float">
            <text:p>34.4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9.604" calcext:value-type="float">
            <text:p>159.6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009" calcext:value-type="float">
            <text:p>74.0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542" calcext:value-type="float">
            <text:p>28.5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1.06" calcext:value-type="float">
            <text:p>161.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363" calcext:value-type="float">
            <text:p>47.3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5.366" calcext:value-type="float">
            <text:p>175.3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511" calcext:value-type="float">
            <text:p>59.5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3.349" calcext:value-type="float">
            <text:p>133.3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076" calcext:value-type="float">
            <text:p>63.0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731" calcext:value-type="float">
            <text:p>46.7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237" calcext:value-type="float">
            <text:p>43.2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75" calcext:value-type="float">
            <text:p>45.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463" calcext:value-type="float">
            <text:p>82.4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773" calcext:value-type="float">
            <text:p>158.7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363" calcext:value-type="float">
            <text:p>166.3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8.616" calcext:value-type="float">
            <text:p>168.6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545" calcext:value-type="float">
            <text:p>27.5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537" calcext:value-type="float">
            <text:p>71.5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0.334" calcext:value-type="float">
            <text:p>320.3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887" calcext:value-type="float">
            <text:p>27.8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545" calcext:value-type="float">
            <text:p>164.5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822" calcext:value-type="float">
            <text:p>29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574" calcext:value-type="float">
            <text:p>27.5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168" calcext:value-type="float">
            <text:p>73.1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425" calcext:value-type="float">
            <text:p>51.4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113" calcext:value-type="float">
            <text:p>31.1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932" calcext:value-type="float">
            <text:p>152.9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953" calcext:value-type="float">
            <text:p>62.9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018" calcext:value-type="float">
            <text:p>170.0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96" calcext:value-type="float">
            <text:p>75.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6.703" calcext:value-type="float">
            <text:p>306.7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0.264" calcext:value-type="float">
            <text:p>270.2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29" calcext:value-type="float">
            <text:p>170.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1" calcext:value-type="float">
            <text:p>37.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343" calcext:value-type="float">
            <text:p>164.3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028" calcext:value-type="float">
            <text:p>80.0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553" calcext:value-type="float">
            <text:p>32.5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4.673" calcext:value-type="float">
            <text:p>194.6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0.046" calcext:value-type="float">
            <text:p>300.0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6.767" calcext:value-type="float">
            <text:p>126.7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803" calcext:value-type="float">
            <text:p>52.8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37" calcext:value-type="float">
            <text:p>158.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682" calcext:value-type="float">
            <text:p>47.6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3.187" calcext:value-type="float">
            <text:p>293.1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341" calcext:value-type="float">
            <text:p>62.3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282" calcext:value-type="float">
            <text:p>59.2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1.251" calcext:value-type="float">
            <text:p>301.2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801" calcext:value-type="float">
            <text:p>47.8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6.13" calcext:value-type="float">
            <text:p>176.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403" calcext:value-type="float">
            <text:p>50.4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2.291" calcext:value-type="float">
            <text:p>392.2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969" calcext:value-type="float">
            <text:p>100.9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528" calcext:value-type="float">
            <text:p>45.5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4.483" calcext:value-type="float">
            <text:p>224.4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32.438" calcext:value-type="float">
            <text:p>232.4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7.453" calcext:value-type="float">
            <text:p>177.4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55" calcext:value-type="float">
            <text:p>30.3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3.459" calcext:value-type="float">
            <text:p>293.4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1.128" calcext:value-type="float">
            <text:p>161.1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886" calcext:value-type="float">
            <text:p>166.8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592" calcext:value-type="float">
            <text:p>37.5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907" calcext:value-type="float">
            <text:p>42.9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389" calcext:value-type="float">
            <text:p>31.3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0.366" calcext:value-type="float">
            <text:p>310.3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043" calcext:value-type="float">
            <text:p>67.0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443" calcext:value-type="float">
            <text:p>44.4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966" calcext:value-type="float">
            <text:p>90.9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753" calcext:value-type="float">
            <text:p>64.7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5.013" calcext:value-type="float">
            <text:p>125.0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245" calcext:value-type="float">
            <text:p>49.2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1.313" calcext:value-type="float">
            <text:p>301.3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32" calcext:value-type="float">
            <text:p>29.2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9.615" calcext:value-type="float">
            <text:p>289.6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5.736" calcext:value-type="float">
            <text:p>265.7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439" calcext:value-type="float">
            <text:p>50.4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066" calcext:value-type="float">
            <text:p>166.0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5.851" calcext:value-type="float">
            <text:p>295.8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127" calcext:value-type="float">
            <text:p>30.1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9" calcext:value-type="float">
            <text:p>43.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7.348" calcext:value-type="float">
            <text:p>167.3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3.692" calcext:value-type="float">
            <text:p>133.6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282" calcext:value-type="float">
            <text:p>64.2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876" calcext:value-type="float">
            <text:p>162.8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8.596" calcext:value-type="float">
            <text:p>168.5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253" calcext:value-type="float">
            <text:p>55.2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885" calcext:value-type="float">
            <text:p>70.8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092" calcext:value-type="float">
            <text:p>29.0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6.892" calcext:value-type="float">
            <text:p>206.8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178" calcext:value-type="float">
            <text:p>49.1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562" calcext:value-type="float">
            <text:p>50.5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1.911" calcext:value-type="float">
            <text:p>181.9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923" calcext:value-type="float">
            <text:p>29.9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8.474" calcext:value-type="float">
            <text:p>188.4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.169" calcext:value-type="float">
            <text:p>35.1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093" calcext:value-type="float">
            <text:p>87.0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397" calcext:value-type="float">
            <text:p>60.3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32" calcext:value-type="float">
            <text:p>30.3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899" calcext:value-type="float">
            <text:p>63.8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813" calcext:value-type="float">
            <text:p>169.8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57" calcext:value-type="float">
            <text:p>29.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757" calcext:value-type="float">
            <text:p>47.7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56" calcext:value-type="float">
            <text:p>52.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219" calcext:value-type="float">
            <text:p>67.2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869" calcext:value-type="float">
            <text:p>162.8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835" calcext:value-type="float">
            <text:p>73.8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613" calcext:value-type="float">
            <text:p>163.6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875" calcext:value-type="float">
            <text:p>30.8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918" calcext:value-type="float">
            <text:p>67.9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838" calcext:value-type="float">
            <text:p>166.8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942" calcext:value-type="float">
            <text:p>29.9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0.486" calcext:value-type="float">
            <text:p>160.4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494" calcext:value-type="float">
            <text:p>162.4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809" calcext:value-type="float">
            <text:p>169.8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567" calcext:value-type="float">
            <text:p>46.5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941" calcext:value-type="float">
            <text:p>67.9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043" calcext:value-type="float">
            <text:p>27.0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934" calcext:value-type="float">
            <text:p>158.9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7.51" calcext:value-type="float">
            <text:p>167.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962" calcext:value-type="float">
            <text:p>42.9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167" calcext:value-type="float">
            <text:p>28.1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52.714" calcext:value-type="float">
            <text:p>252.7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859" calcext:value-type="float">
            <text:p>155.8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839" calcext:value-type="float">
            <text:p>29.8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224" calcext:value-type="float">
            <text:p>33.2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498" calcext:value-type="float">
            <text:p>53.4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57" calcext:value-type="float">
            <text:p>29.2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413" calcext:value-type="float">
            <text:p>100.4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9.781" calcext:value-type="float">
            <text:p>269.7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184" calcext:value-type="float">
            <text:p>154.1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0.571" calcext:value-type="float">
            <text:p>350.5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484" calcext:value-type="float">
            <text:p>28.4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207" calcext:value-type="float">
            <text:p>169.2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8.452" calcext:value-type="float">
            <text:p>298.4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2.771" calcext:value-type="float">
            <text:p>172.7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776" calcext:value-type="float">
            <text:p>46.7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224" calcext:value-type="float">
            <text:p>26.2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087" calcext:value-type="float">
            <text:p>60.0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739" calcext:value-type="float">
            <text:p>47.7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5.785" calcext:value-type="float">
            <text:p>165.7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823" calcext:value-type="float">
            <text:p>155.8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367" calcext:value-type="float">
            <text:p>46.3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005" calcext:value-type="float">
            <text:p>27.0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016" calcext:value-type="float">
            <text:p>162.0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29" calcext:value-type="float">
            <text:p>30.3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361" calcext:value-type="float">
            <text:p>57.3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192" calcext:value-type="float">
            <text:p>78.1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3" calcext:value-type="float">
            <text:p>28.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298" calcext:value-type="float">
            <text:p>28.2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0.698" calcext:value-type="float">
            <text:p>120.6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775" calcext:value-type="float">
            <text:p>60.7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3.119" calcext:value-type="float">
            <text:p>153.1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8.36" calcext:value-type="float">
            <text:p>218.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2.642" calcext:value-type="float">
            <text:p>292.6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393" calcext:value-type="float">
            <text:p>116.3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18" calcext:value-type="float">
            <text:p>61.6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419" calcext:value-type="float">
            <text:p>108.4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197" calcext:value-type="float">
            <text:p>57.1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188" calcext:value-type="float">
            <text:p>61.1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822" calcext:value-type="float">
            <text:p>8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5.336" calcext:value-type="float">
            <text:p>175.3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58" calcext:value-type="float">
            <text:p>64.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4.476" calcext:value-type="float">
            <text:p>194.4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1.066" calcext:value-type="float">
            <text:p>281.0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624" calcext:value-type="float">
            <text:p>110.6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745" calcext:value-type="float">
            <text:p>55.7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094" calcext:value-type="float">
            <text:p>163.0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1.476" calcext:value-type="float">
            <text:p>171.4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68" calcext:value-type="float">
            <text:p>29.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32" calcext:value-type="float">
            <text:p>29.2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2.74" calcext:value-type="float">
            <text:p>322.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64" calcext:value-type="float">
            <text:p>29.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6.937" calcext:value-type="float">
            <text:p>306.9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144" calcext:value-type="float">
            <text:p>155.1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36" calcext:value-type="float">
            <text:p>65.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708" calcext:value-type="float">
            <text:p>49.7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3.683" calcext:value-type="float">
            <text:p>273.6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0.471" calcext:value-type="float">
            <text:p>310.4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189" calcext:value-type="float">
            <text:p>158.1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5.825" calcext:value-type="float">
            <text:p>275.8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6.475" calcext:value-type="float">
            <text:p>186.4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515" calcext:value-type="float">
            <text:p>67.5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1.107" calcext:value-type="float">
            <text:p>201.1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79" calcext:value-type="float">
            <text:p>29.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437" calcext:value-type="float">
            <text:p>37.4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145" calcext:value-type="float">
            <text:p>102.1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3.732" calcext:value-type="float">
            <text:p>403.7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573" calcext:value-type="float">
            <text:p>59.5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6.47" calcext:value-type="float">
            <text:p>156.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7.181" calcext:value-type="float">
            <text:p>217.1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7.151" calcext:value-type="float">
            <text:p>227.1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212" calcext:value-type="float">
            <text:p>81.2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4.7" calcext:value-type="float">
            <text:p>244.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018" calcext:value-type="float">
            <text:p>30.0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582" calcext:value-type="float">
            <text:p>100.5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3.656" calcext:value-type="float">
            <text:p>173.6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488" calcext:value-type="float">
            <text:p>170.4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298" calcext:value-type="float">
            <text:p>49.2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8.607" calcext:value-type="float">
            <text:p>308.6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4.211" calcext:value-type="float">
            <text:p>284.2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75" calcext:value-type="float">
            <text:p>155.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5.478" calcext:value-type="float">
            <text:p>215.4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558" calcext:value-type="float">
            <text:p>82.5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869" calcext:value-type="float">
            <text:p>38.8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5.696" calcext:value-type="float">
            <text:p>165.6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511" calcext:value-type="float">
            <text:p>31.5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1.076" calcext:value-type="float">
            <text:p>311.0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669" calcext:value-type="float">
            <text:p>152.6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7.066" calcext:value-type="float">
            <text:p>327.0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3.127" calcext:value-type="float">
            <text:p>283.1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5.778" calcext:value-type="float">
            <text:p>265.7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144" calcext:value-type="float">
            <text:p>49.1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307" calcext:value-type="float">
            <text:p>71.3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04" calcext:value-type="float">
            <text:p>76.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338" calcext:value-type="float">
            <text:p>29.3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3.642" calcext:value-type="float">
            <text:p>273.6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263" calcext:value-type="float">
            <text:p>75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7.319" calcext:value-type="float">
            <text:p>157.3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3.073" calcext:value-type="float">
            <text:p>153.0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8.377" calcext:value-type="float">
            <text:p>298.3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289" calcext:value-type="float">
            <text:p>162.2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681" calcext:value-type="float">
            <text:p>166.6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928" calcext:value-type="float">
            <text:p>63.9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508" calcext:value-type="float">
            <text:p>152.5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098" calcext:value-type="float">
            <text:p>53.0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78" calcext:value-type="float">
            <text:p>33.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854" calcext:value-type="float">
            <text:p>74.8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1.515" calcext:value-type="float">
            <text:p>161.5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1.27" calcext:value-type="float">
            <text:p>101.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911" calcext:value-type="float">
            <text:p>45.9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6.269" calcext:value-type="float">
            <text:p>176.2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5.461" calcext:value-type="float">
            <text:p>315.4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781" calcext:value-type="float">
            <text:p>39.7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0.683" calcext:value-type="float">
            <text:p>150.6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944" calcext:value-type="float">
            <text:p>46.9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923" calcext:value-type="float">
            <text:p>27.9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3.544" calcext:value-type="float">
            <text:p>153.5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446" calcext:value-type="float">
            <text:p>59.4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54.042" calcext:value-type="float">
            <text:p>254.0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897" calcext:value-type="float">
            <text:p>53.8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701" calcext:value-type="float">
            <text:p>162.7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1.797" calcext:value-type="float">
            <text:p>241.7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0.921" calcext:value-type="float">
            <text:p>150.9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649" calcext:value-type="float">
            <text:p>170.6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135" calcext:value-type="float">
            <text:p>81.1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2.557" calcext:value-type="float">
            <text:p>302.5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8.035" calcext:value-type="float">
            <text:p>168.0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069" calcext:value-type="float">
            <text:p>58.0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417" calcext:value-type="float">
            <text:p>154.4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763" calcext:value-type="float">
            <text:p>64.7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3.985" calcext:value-type="float">
            <text:p>173.9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931" calcext:value-type="float">
            <text:p>74.9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28" calcext:value-type="float">
            <text:p>61.6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177" calcext:value-type="float">
            <text:p>32.1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439" calcext:value-type="float">
            <text:p>82.4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9.275" calcext:value-type="float">
            <text:p>229.2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2.846" calcext:value-type="float">
            <text:p>192.8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1.566" calcext:value-type="float">
            <text:p>201.5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865" calcext:value-type="float">
            <text:p>72.8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717" calcext:value-type="float">
            <text:p>55.7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096" calcext:value-type="float">
            <text:p>69.0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1.855" calcext:value-type="float">
            <text:p>91.8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519" calcext:value-type="float">
            <text:p>38.5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7.191" calcext:value-type="float">
            <text:p>207.1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896" calcext:value-type="float">
            <text:p>163.8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159" calcext:value-type="float">
            <text:p>158.1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481" calcext:value-type="float">
            <text:p>65.4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837" calcext:value-type="float">
            <text:p>162.8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338" calcext:value-type="float">
            <text:p>47.3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133" calcext:value-type="float">
            <text:p>48.1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45" calcext:value-type="float">
            <text:p>30.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5.689" calcext:value-type="float">
            <text:p>265.6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8.611" calcext:value-type="float">
            <text:p>188.6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442" calcext:value-type="float">
            <text:p>164.4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142" calcext:value-type="float">
            <text:p>154.1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9.19" calcext:value-type="float">
            <text:p>129.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849" calcext:value-type="float">
            <text:p>49.8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867" calcext:value-type="float">
            <text:p>64.8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44" calcext:value-type="float">
            <text:p>61.6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532" calcext:value-type="float">
            <text:p>57.5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943" calcext:value-type="float">
            <text:p>46.9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0.182" calcext:value-type="float">
            <text:p>270.1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51.398" calcext:value-type="float">
            <text:p>251.3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5.148" calcext:value-type="float">
            <text:p>265.1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8.63" calcext:value-type="float">
            <text:p>288.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515" calcext:value-type="float">
            <text:p>31.5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2.056" calcext:value-type="float">
            <text:p>222.0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7.726" calcext:value-type="float">
            <text:p>157.7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523" calcext:value-type="float">
            <text:p>27.5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934" calcext:value-type="float">
            <text:p>64.9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559" calcext:value-type="float">
            <text:p>76.5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694" calcext:value-type="float">
            <text:p>46.6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21" calcext:value-type="float">
            <text:p>31.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7.966" calcext:value-type="float">
            <text:p>97.9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607" calcext:value-type="float">
            <text:p>45.6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37" calcext:value-type="float">
            <text:p>52.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407" calcext:value-type="float">
            <text:p>57.4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13" calcext:value-type="float">
            <text:p>28.9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64" calcext:value-type="float">
            <text:p>30.3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531" calcext:value-type="float">
            <text:p>56.5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4.565" calcext:value-type="float">
            <text:p>264.5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6.669" calcext:value-type="float">
            <text:p>286.6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6.272" calcext:value-type="float">
            <text:p>296.2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416" calcext:value-type="float">
            <text:p>170.4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0.959" calcext:value-type="float">
            <text:p>180.9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264" calcext:value-type="float">
            <text:p>95.2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577" calcext:value-type="float">
            <text:p>163.5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</table:table>
      <table:table table:name="25.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kill swing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/>
        </table:table-row>
        <table:table-row table:style-name="ro1">
          <table:table-cell office:value-type="string" calcext:value-type="string">
            <text:p>initial angle</text:p>
          </table:table-cell>
          <table:table-cell office:value-type="string" calcext:value-type="string">
            <text:p>5 to 6</text:p>
          </table:table-cell>
          <table:table-cell office:value-type="string" calcext:value-type="string">
            <text:p>pos and ne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500steps</text:p>
          </table:table-cell>
          <table:table-cell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4">
          <table:table-cell table:style-name="ce16" office:value-type="string" calcext:value-type="string">
            <text:p>inital_hoist_len</text:p>
          </table:table-cell>
          <table:table-cell table:style-name="ce17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6"/>
        </table:table-row>
        <table:table-row table:style-name="ro1">
          <table:table-cell office:value-type="string" calcext:value-type="string">
            <text:p>theta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 vx</text:p>
          </table:table-cell>
          <table:table-cell table:style-name="ce16"/>
          <table:table-cell/>
        </table:table-row>
        <table:table-row table:style-name="ro1">
          <table:table-cell table:style-name="ce16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2"/>
        </table:table-row>
        <table:table-row table:style-name="ro3">
          <table:table-cell table:style-name="ce16" office:value-type="string" calcext:value-type="string">
            <text:p>abs(angle)&lt;1 and poi vx &lt; 1</text:p>
          </table:table-cell>
          <table:table-cell table:style-name="ce16" office:value-type="float" office:value="100" calcext:value-type="float">
            <text:p>100</text:p>
          </table:table-cell>
          <table:table-cell table:style-name="ce16"/>
        </table:table-row>
        <table:table-row table:style-name="ro1">
          <table:table-cell office:value-type="string" calcext:value-type="string">
            <text:p>else</text:p>
          </table:table-cell>
          <table:table-cell table:style-name="ce16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table:style-name="ce16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1">
          <table:table-cell table:style-name="ce16" office:value-type="string" calcext:value-type="string">
            <text:p>abs(hook x) &gt; 50</text:p>
          </table:table-cell>
          <table:table-cell table:number-columns-repeated="2"/>
        </table:table-row>
        <table:table-row table:style-name="ro3">
          <table:table-cell table:style-name="ce16" office:value-type="string" calcext:value-type="string">
            <text:p>abs(angle)&lt;1 and poi vx &lt; 1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18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18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18" office:value-type="string" calcext:value-type="string">
            <text:p>no</text:p>
          </table:table-cell>
        </table:table-row>
        <table:table-row table:style-name="ro1">
          <table:table-cell/>
          <table:table-cell table:style-name="ce18"/>
          <table:table-cell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20"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2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R</text:p>
          </table:table-cell>
          <table:table-cell table:style-name="ce2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est model </text:p>
          </table:table-cell>
          <table:table-cell office:value-type="string" calcext:value-type="string">
            <text:p>25.2_500000</text:p>
          </table:table-cell>
          <table:table-cell/>
        </table:table-row>
      </table:table>
      <table:table table:name="25.2.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7">
          <table:table-cell office:value-type="string" calcext:value-type="string">
            <text:p>Env</text:p>
          </table:table-cell>
          <table:table-cell table:number-columns-repeated="3"/>
          <table:table-cell table:style-name="ce1" office:value-type="string" calcext:value-type="string">
            <text:p>25.2_500000 is almost converged to the policy that keep going to left, if use that as pre-train, it’s it difficult to radically change this policy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office:value-type="string" calcext:value-type="string">
            <text:p>5 to 6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0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inital_hoist_le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x vx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8">
          <table:table-cell table:style-name="ce1" office:value-type="string" calcext:value-type="string">
            <text:p>abs(angle)&lt;1 and poi vx &lt;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.g. at position &gt;5 reward might be -4 or -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ook position[0] &gt;5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bs(hook x) &gt; 1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</table:table>
      <table:table table:name="25.2.2" table:style-name="ta1"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kill swing</text:p>
          </table:table-cell>
          <table:table-cell office:value-type="string" calcext:value-type="string">
            <text:p>works very well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18" office:value-type="string" calcext:value-type="string">
            <text:p>10 to 15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string" calcext:value-type="string">
            <text:p>18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t step</text:p>
          </table:table-cell>
          <table:table-cell office:value-type="string" calcext:value-type="string">
            <text:p>5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inital_hoist_len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6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x vx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16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12">
          <table:table-cell table:style-name="ce16" office:value-type="string" calcext:value-type="string">
            <text:p>abs(angle)&lt;1 and poi vx &lt; 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.g. at position &gt;5 reward might be -4 or -5</text:p>
          </table:table-cell>
          <table:table-cell/>
        </table:table-row>
        <table:table-row table:style-name="ro10">
          <table:table-cell table:style-name="ce16" office:value-type="string" calcext:value-type="string">
            <text:p>hook position[0] &gt;5</text:p>
          </table:table-cell>
          <table:table-cell table:style-name="ce16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table:style-name="ce16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1">
          <table:table-cell table:style-name="ce16" office:value-type="string" calcext:value-type="string">
            <text:p>abs(hook x) &gt; 1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18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17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20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21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</text:p>
          </table:table-cell>
          <table:table-cell table:style-name="ce21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25.2.2_1900000</text:p>
          </table:table-cell>
          <table:table-cell table:number-columns-repeated="2"/>
        </table:table-row>
      </table:table>
      <table:table table:name="clone 25.2.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LP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ftma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style-name="ce19" office:value-type="float" office:value="0.001" calcext:value-type="float">
            <text:p>1.00E-03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cate_crossentropy</text:p>
          </table:table-cell>
          <table:table-cell/>
        </table:table-row>
        <table:table-row table:style-name="ro1">
          <table:table-cell office:value-type="string" calcext:value-type="string">
            <text:p>data_set</text:p>
          </table:table-cell>
          <table:table-cell office:value-type="string" calcext:value-type="string">
            <text:p>Demo_25.2.2_1900000.pick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put model</text:p>
          </table:table-cell>
          <table:table-cell office:value-type="string" calcext:value-type="string">
            <text:p>behavior_cloning_on_25.2.2_full_states.h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&gt;0.9</text:p>
          </table:table-cell>
          <table:table-cell/>
        </table:table-row>
      </table:table>
      <table:table table:name="25.2.3" table:style-name="ta1">
        <table:table-column table:style-name="co1" table:number-columns-repeated="5" table:default-cell-style-name="Default"/>
        <table:table-row table:style-name="ro13">
          <table:table-cell office:value-type="string" calcext:value-type="string">
            <text:p>Env</text:p>
          </table:table-cell>
          <table:table-cell/>
          <table:table-cell table:style-name="ce16" office:value-type="string" calcext:value-type="string">
            <text:p>kill swing, transfer learning</text:p>
          </table:table-cell>
          <table:table-cell/>
          <table:table-cell office:value-type="string" calcext:value-type="string">
            <text:p>not learning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18" office:value-type="string" calcext:value-type="string">
            <text:p>20 to 25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style-name="ce16" office:value-type="string" calcext:value-type="string">
            <text:p>inital_hoist_len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theta</text:p>
          </table:table-cell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x vx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6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8">
          <table:table-cell table:style-name="ce16" office:value-type="string" calcext:value-type="string">
            <text:p>abs(angle)&lt;1 and poi vx &lt; 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.g. at position &gt;5 reward might be -4 or -5</text:p>
          </table:table-cell>
          <table:table-cell table:number-columns-repeated="2"/>
        </table:table-row>
        <table:table-row table:style-name="ro4">
          <table:table-cell table:style-name="ce16" office:value-type="string" calcext:value-type="string">
            <text:p>hook position[0] &gt;5</text:p>
          </table:table-cell>
          <table:table-cell table:style-name="ce16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/>
          <table:table-cell table:style-name="ce16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abs(hook x) &gt; 1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18" office:value-type="string" calcext:value-type="string">
            <text:p>yes</text:p>
          </table:table-cell>
          <table:table-cell office:value-type="string" calcext:value-type="string">
            <text:p>25.2.2_19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17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20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21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21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</table:table>
      <table:table table:name="25.2.3.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eep training on 25.2.3_1000000</text:p>
          </table:table-cell>
          <table:table-cell table:number-columns-repeated="3"/>
          <table:table-cell office:value-type="string" calcext:value-type="string">
            <text:p>not learn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ps </text:p>
          </table:table-cell>
          <table:table-cell office:value-type="string" calcext:value-type="string">
            <text:p>0.5-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ay steps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</table:table>
      <table:table table:name="25.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no learn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10 to 15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string" calcext:value-type="string">
            <text:p>18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t step</text:p>
          </table:table-cell>
          <table:table-cell office:value-type="string" calcext:value-type="string">
            <text:p>5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oist length</text:p>
          </table:table-cell>
          <table:table-cell table:style-name="ce3" office:value-type="string" calcext:value-type="string">
            <text:p>45-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8">
          <table:table-cell table:style-name="ce1" office:value-type="string" calcext:value-type="string">
            <text:p>abs(angle)&lt;1 and poi vx &lt;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.g. at position &gt;5 reward might be -4 or -5</text:p>
          </table:table-cell>
          <table:table-cell/>
        </table:table-row>
        <table:table-row table:style-name="ro4">
          <table:table-cell table:style-name="ce1" office:value-type="string" calcext:value-type="string">
            <text:p>hook position[0] &gt;5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abs(hook x) &gt; 1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2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</table:table>
      <table:table table:name="25.3.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no learn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10 to 15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string" calcext:value-type="string">
            <text:p>18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t step</text:p>
          </table:table-cell>
          <table:table-cell office:value-type="string" calcext:value-type="string">
            <text:p>5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oist length</text:p>
          </table:table-cell>
          <table:table-cell table:style-name="ce3" office:value-type="string" calcext:value-type="string">
            <text:p>45-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8">
          <table:table-cell table:style-name="ce1" office:value-type="string" calcext:value-type="string">
            <text:p>abs(angle)&lt;1 and poi vx &lt;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.g. at position &gt;5 reward might be -4 or -5</text:p>
          </table:table-cell>
          <table:table-cell/>
        </table:table-row>
        <table:table-row table:style-name="ro3">
          <table:table-cell table:style-name="ce6" office:value-type="string" calcext:value-type="string">
            <text:p>hook position[0] &gt;10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abs(hook x) &gt; 2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2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</table:table>
      <table:table table:name="25.3.2" table:style-name="ta1"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3"/>
          <table:table-cell office:value-type="string" calcext:value-type="string">
            <text:p>not learning</text:p>
          </table:table-cell>
          <table:table-cell office:value-type="string" calcext:value-type="string">
            <text:p>reward not improving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9" office:value-type="string" calcext:value-type="string">
            <text:p>10 to 15</text:p>
          </table:table-cell>
          <table:table-cell office:value-type="string" calcext:value-type="string">
            <text:p>pos and neg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_action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string" calcext:value-type="string">
            <text:p>1800+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t step</text:p>
          </table:table-cell>
          <table:table-cell office:value-type="string" calcext:value-type="string">
            <text:p>500+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hoist length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theta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 vx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poi vy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5"/>
        </table:table-row>
        <table:table-row table:style-name="ro8">
          <table:table-cell table:style-name="ce7" office:value-type="string" calcext:value-type="string">
            <text:p>abs(angle)&lt;1 and poi vx &lt; 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.g. at position &gt;5 reward might be -4 or -5</text:p>
          </table:table-cell>
          <table:table-cell table:number-columns-repeated="3"/>
        </table:table-row>
        <table:table-row table:style-name="ro4">
          <table:table-cell table:style-name="ce12" office:value-type="string" calcext:value-type="string">
            <text:p>hook position[0] &gt;5</text:p>
          </table:table-cell>
          <table:table-cell table:style-name="ce12" office:value-type="string" calcext:value-type="string">
            <text:p>5-abs(hook position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hoist length&lt;20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5"/>
        </table:table-row>
        <table:table-row table:style-name="ro2">
          <table:table-cell table:style-name="ce12" office:value-type="string" calcext:value-type="string">
            <text:p>abs(hook x) &gt; 15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hoist length&lt;1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9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9"/>
          <table:table-cell table:number-columns-repeated="4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1-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10" office:value-type="float" office:value="0.001" calcext:value-type="float">
            <text:p>1.00E-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11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</text:p>
          </table:table-cell>
          <table:table-cell table:style-name="ce11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TOD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min-integer-digits="1"/>
      <number:text>,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0:02:31.697707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08:31:38.943838842</meta:creation-date>
    <meta:generator>LibreOffice/5.1.6.2$Linux_X86_64 LibreOffice_project/10m0$Build-2</meta:generator>
    <meta:editing-duration>PT14H12M</meta:editing-duration>
    <meta:editing-cycles>45</meta:editing-cycles>
    <dc:date>2018-07-25T10:53:28.794129696</dc:date>
    <meta:document-statistic meta:table-count="11" meta:cell-count="3210" meta:object-count="0"/>
  </office:meta>
</office:document-meta>
</file>